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5.901cm" fo:margin-left="0cm" table:align="left"/>
    </style:style>
    <style:style style:name="Table1.A" style:family="table-column">
      <style:table-column-properties style:column-width="5.3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Normal">
      <style:paragraph-properties fo:margin-top="0cm" fo:margin-bottom="0cm" style:contextual-spacing="false" fo:line-height="100%"/>
      <style:text-properties fo:font-size="9pt" style:font-size-asian="9pt" style:font-size-complex="9pt"/>
    </style:style>
    <style:style style:name="P3" style:family="paragraph" style:parent-style-name="Normal">
      <style:paragraph-properties fo:margin-top="0cm" fo:margin-bottom="0cm" style:contextual-spacing="false" fo:line-height="100%"/>
      <style:text-properties fo:font-size="9pt" officeooo:paragraph-rsid="0017ec4f" style:font-size-asian="9pt" style:font-size-complex="9pt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font-size="9pt" officeooo:rsid="0017ec4f" officeooo:paragraph-rsid="0017ec4f" style:font-size-asian="9pt" style:font-size-complex="9pt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9pt" officeooo:rsid="001ca97b" officeooo:paragraph-rsid="001ca97b" style:font-size-asian="9pt" style:font-size-complex="9pt"/>
    </style:style>
    <style:style style:name="T1" style:family="text">
      <style:text-properties officeooo:rsid="0017ec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c4f" style:font-weight-asian="bold" style:font-weight-complex="bold"/>
    </style:style>
    <style:style style:name="T4" style:family="text">
      <style:text-properties officeooo:rsid="001ba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PPORT PROJET PROGRAMMATION ET CONCECPTION</text:p>
      <text:p text:style-name="P1">AMMARI Khadija et BACHIR ABDOU Nana Hadiza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Ce qu’on a fait</text:p>
          </table:table-cell>
          <table:table-cell table:style-name="Table1.A1" office:value-type="string">
            <text:p text:style-name="P2">Ce qu’on compte faire</text:p>
          </table:table-cell>
        </table:table-row>
        <table:table-row table:style-name="Table1.1">
          <table:table-cell table:style-name="Table1.A1" office:value-type="string">
            <text:p text:style-name="P2">8 novembre 2024</text:p>
          </table:table-cell>
          <table:table-cell table:style-name="Table1.A1" office:value-type="string">
            <text:p text:style-name="P2">Création de <text:span text:style-name="T1">la classe</text:span> Fire afin de ne pas donner à la classe FireFighterBoard trop de responsabilités. <text:span text:style-name="T3">KHADIJA</text:span></text:p>
          </table:table-cell>
          <table:table-cell table:style-name="Table1.A1" office:value-type="string">
            <text:p text:style-name="P3">Commencer la tâche 2. <text:span text:style-name="T1">Faire le diagramme et modifier la classe <text:s/>FireFighterBoard.</text:span></text:p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3">Création de <text:span text:style-name="T1">la classe </text:span>FireFighter afin de ne pas donner à la classe FireFighterBoard trop de responsabilités. <text:span text:style-name="T3">HADIZA</text:span></text:p>
          </table:table-cell>
          <table:table-cell table:style-name="Table1.A3" office:value-type="string">
            <text:p text:style-name="P3">Commencer la tâche 2.<text:span text:style-name="T1">Faire le diagramme et modifier la classe <text:s/>FireFighterBoard.</text:span></text:p>
          </table:table-cell>
        </table:table-row>
        <table:table-row table:style-name="Table1.1">
          <table:table-cell table:style-name="Table1.A3" office:value-type="string">
            <text:p text:style-name="P2">1<text:span text:style-name="T1">9 novembre </text:span></text:p>
          </table:table-cell>
          <table:table-cell table:style-name="Table1.A3" office:value-type="string">
            <text:p text:style-name="P4">Création diagramme de classe et création de la classe Cloud et mise à jour des autres classes afin d’avori des nuages pouvan éteindre le feu. <text:span text:style-name="T2">KHADIJA</text:span></text:p>
          </table:table-cell>
          <table:table-cell table:style-name="Table1.A3" office:value-type="string">
            <text:p text:style-name="P4">Continuer la tâche 2.</text:p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4">Modification de la classe <text:s/>FireFighterBoard.</text:p>
            <text:p text:style-name="P4">Création de la classe MotorizedFirefighter pour créer des pompiers se déplacant plus rpaidement (de 2 cases). <text:span text:style-name="T2">HADIZA</text:span></text:p>
          </table:table-cell>
          <table:table-cell table:style-name="Table1.A3" office:value-type="string">
            <text:p text:style-name="P4">Continuer la tâche 2. <text:span text:style-name="T4">Affichage des pompiers motorisés.</text:span></text:p>
          </table:table-cell>
        </table:table-row>
        <table:table-row table:style-name="Table1.1">
          <table:table-cell table:style-name="Table1.A3" office:value-type="string">
            <text:p text:style-name="P6">22 novembre</text:p>
          </table:table-cell>
          <table:table-cell table:style-name="Table1.A3" office:value-type="string">
            <text:p text:style-name="P6">Problème par rapport aux nuages, déplacement des nuages et effacement de feux. <text:span text:style-name="T2">KHADIJA</text:span></text:p>
          </table:table-cell>
          <table:table-cell table:style-name="Table1.A3" office:value-type="string">
            <text:p text:style-name="P6">Faire les montagnes.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Affichage des pompiers motorisés. <text:span text:style-name="T2">HADIZA</text:span></text:p>
          </table:table-cell>
          <table:table-cell table:style-name="Table1.A3" office:value-type="string">
            <text:p text:style-name="P6">Faire les rout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MMARI Khadija</meta:initial-creator>
    <meta:creation-date>2024-11-08T11:01:00Z</meta:creation-date>
    <dc:date>2024-11-22T12:13:33.494048997</dc:date>
    <meta:editing-cycles>4</meta:editing-cycles>
    <meta:editing-duration>PT7M39S</meta:editing-duration>
    <meta:document-statistic meta:table-count="1" meta:image-count="0" meta:object-count="0" meta:page-count="1" meta:paragraph-count="21" meta:word-count="171" meta:character-count="1097" meta:non-whitespace-character-count="943"/>
    <meta:template xlink:type="simple" xlink:actuate="onRequest" xlink:title="" xlink:href="Normal.dotm"/>
  </office:meta>
</office:document-meta>
</file>